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Text_20_body">
      <style:text-properties officeooo:rsid="001a562b" officeooo:paragraph-rsid="001a562b"/>
    </style:style>
    <style:style style:name="P3" style:family="paragraph" style:parent-style-name="Text_20_body" style:list-style-name="L1">
      <style:text-properties officeooo:rsid="001a562b" officeooo:paragraph-rsid="001a562b"/>
    </style:style>
    <style:style style:name="P4" style:family="paragraph" style:parent-style-name="Text_20_body">
      <style:text-properties officeooo:rsid="001c0124" officeooo:paragraph-rsid="001c0124"/>
    </style:style>
    <style:style style:name="P5" style:family="paragraph" style:parent-style-name="Text_20_body">
      <style:text-properties officeooo:rsid="001d7a12" officeooo:paragraph-rsid="001d7a12"/>
    </style:style>
    <style:style style:name="P6" style:family="paragraph" style:parent-style-name="Text_20_body" style:list-style-name="L1">
      <style:text-properties officeooo:rsid="001d9ac6" officeooo:paragraph-rsid="001d9ac6"/>
    </style:style>
    <style:style style:name="P7" style:family="paragraph" style:parent-style-name="Text_20_body">
      <style:text-properties officeooo:rsid="001d9ac6" officeooo:paragraph-rsid="001d9ac6"/>
    </style:style>
    <style:style style:name="P8" style:family="paragraph" style:parent-style-name="Text_20_body">
      <style:text-properties officeooo:rsid="001e5268" officeooo:paragraph-rsid="001e5268"/>
    </style:style>
    <style:style style:name="P9" style:family="paragraph" style:parent-style-name="Text_20_body" style:list-style-name="L2">
      <style:text-properties officeooo:rsid="001e5268" officeooo:paragraph-rsid="001e5268"/>
    </style:style>
    <style:style style:name="P10" style:family="paragraph" style:parent-style-name="Text_20_body" style:list-style-name="L2">
      <style:text-properties officeooo:rsid="0021419f" officeooo:paragraph-rsid="0021419f"/>
    </style:style>
    <style:style style:name="P11" style:family="paragraph" style:parent-style-name="Text_20_body">
      <style:text-properties officeooo:rsid="0021419f" officeooo:paragraph-rsid="0021419f"/>
    </style:style>
    <style:style style:name="P12" style:family="paragraph" style:parent-style-name="Text_20_body">
      <style:text-properties officeooo:rsid="0022e0f2" officeooo:paragraph-rsid="0022e0f2"/>
    </style:style>
    <style:style style:name="P13" style:family="paragraph" style:parent-style-name="Text_20_body">
      <style:text-properties officeooo:rsid="0024ab6c" officeooo:paragraph-rsid="0024ab6c"/>
    </style:style>
    <style:style style:name="P14" style:family="paragraph" style:parent-style-name="Text_20_body" style:list-style-name="L6">
      <style:text-properties officeooo:paragraph-rsid="0024ab6c"/>
    </style:style>
    <style:style style:name="P15" style:family="paragraph" style:parent-style-name="Text_20_body" style:list-style-name="L6">
      <style:text-properties officeooo:paragraph-rsid="0024b5cd"/>
    </style:style>
    <style:style style:name="P16" style:family="paragraph" style:parent-style-name="Text_20_body">
      <style:text-properties officeooo:rsid="0024b5cd" officeooo:paragraph-rsid="0024b5cd"/>
    </style:style>
    <style:style style:name="P17" style:family="paragraph" style:parent-style-name="Text_20_body">
      <style:text-properties officeooo:rsid="00250864" officeooo:paragraph-rsid="00250864"/>
    </style:style>
    <style:style style:name="P18" style:family="paragraph" style:parent-style-name="Text_20_body" style:list-style-name="L2">
      <style:text-properties officeooo:rsid="0025312f" officeooo:paragraph-rsid="0025312f"/>
    </style:style>
    <style:style style:name="P19" style:family="paragraph" style:parent-style-name="Text_20_body">
      <style:text-properties officeooo:rsid="0025312f" officeooo:paragraph-rsid="0025312f"/>
    </style:style>
    <style:style style:name="P20" style:family="paragraph" style:parent-style-name="Heading_20_3">
      <style:text-properties officeooo:rsid="001a562b" officeooo:paragraph-rsid="001a562b"/>
    </style:style>
    <style:style style:name="P21" style:family="paragraph" style:parent-style-name="Heading_20_3">
      <style:text-properties officeooo:rsid="001c89b9" officeooo:paragraph-rsid="001c89b9"/>
    </style:style>
    <style:style style:name="P22" style:family="paragraph" style:parent-style-name="Heading_20_3">
      <style:text-properties officeooo:rsid="001e5268" officeooo:paragraph-rsid="001e5268"/>
    </style:style>
    <style:style style:name="P23" style:family="paragraph" style:parent-style-name="Heading_20_3">
      <style:text-properties officeooo:rsid="0024ab6c" officeooo:paragraph-rsid="0024ab6c"/>
    </style:style>
    <style:style style:name="P24" style:family="paragraph" style:parent-style-name="Heading_20_3">
      <style:text-properties officeooo:rsid="00250864" officeooo:paragraph-rsid="00250864"/>
    </style:style>
    <style:style style:name="T1" style:family="text">
      <style:text-properties officeooo:rsid="001c0124"/>
    </style:style>
    <style:style style:name="T2" style:family="text">
      <style:text-properties officeooo:rsid="001d9ac6"/>
    </style:style>
    <style:style style:name="T3" style:family="text">
      <style:text-properties officeooo:rsid="001e5268"/>
    </style:style>
    <style:style style:name="T4" style:family="text">
      <style:text-properties officeooo:rsid="001f6737"/>
    </style:style>
    <style:style style:name="T5" style:family="text">
      <style:text-properties officeooo:rsid="0021419f"/>
    </style:style>
    <style:style style:name="T6" style:family="text">
      <style:text-properties officeooo:rsid="0022e0f2"/>
    </style:style>
    <style:style style:name="T7" style:family="text">
      <style:text-properties officeooo:rsid="0024ab6c"/>
    </style:style>
    <style:style style:name="T8" style:family="text">
      <style:text-properties officeooo:rsid="0024b5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Ete</text:h>
      <text:h text:style-name="P1" text:outline-level="2">An MDA framework</text:h>
      <text:h text:style-name="P20" text:outline-level="3">Overview</text:h>
      <text:p text:style-name="P2">Ete is a highly flexible collection of tools to run MDA (Model Driven Architecture) processes.</text:p>
      <text:p text:style-name="P2">It mainly contains a library and a maven plugin to run that library in a maven buil process.</text:p>
      <text:p text:style-name="P2">The library itself is independant and can be embedded in any java application.</text:p>
      <text:h text:style-name="P20" text:outline-level="3">Prerequisites</text:h>
      <text:p text:style-name="P2">Ete uses Java 8.</text:p>
      <text:p text:style-name="P2">In order to use the maven plugin, one needs at least maven 3.0 (but the current released has been tested only against 3.5)</text:p>
      <text:p text:style-name="P4">The tools use the util library. This library contains dynamic versions of Visitor and Abstract Factory design patterns.</text:p>
      <text:h text:style-name="P20" text:outline-level="3">Summary of the proces<text:span text:style-name="T2">s</text:span></text:h>
      <text:p text:style-name="P2">A process is a sequence of « actions ». Every action can take a « model » on entry and returns a model. As one can guess, the result of an action is the entry of the next one.</text:p>
      <text:p text:style-name="P2">The sequence is described in a configuration file. Although there could be many syntaxes for that file, currently only an XML syntax is available.</text:p>
      <text:p text:style-name="P2">The most important actions are :</text:p>
      <text:list xml:id="list1529346226" text:style-name="L1">
        <text:list-item>
          <text:p text:style-name="P3">transformation-set : groups together a bunch of actions</text:p>
        </text:list-item>
        <text:list-item>
          <text:p text:style-name="P3">model : reads a model in an XMI file</text:p>
        </text:list-item>
        <text:list-item>
          <text:p text:style-name="P3">velocity : generates text files (for example configuration files, code files…) <text:span text:style-name="T1">from a velocity template</text:span></text:p>
        </text:list-item>
        <text:list-item>
          <text:p text:style-name="P3">module : calls actions described in another configuration file ; facilitates modularity</text:p>
        </text:list-item>
        <text:list-item>
          <text:p text:style-name="P6">if : contains a test attribute and runs its child actions if the test is evaluated to true</text:p>
        </text:list-item>
      </text:list>
      <text:p text:style-name="P7">Depending on its specific kind , an action takes different parameters.</text:p>
      <text:p text:style-name="P7">Parameters are local to the action and inherited by the child actions. <text:span text:style-name="T3">They are available to the velocity templates</text:span></text:p>
      <text:h text:style-name="P21" text:outline-level="3">A small example</text:h>
      <text:p text:style-name="P5"/>
      <text:h text:style-name="P23" text:outline-level="3"><text:soft-page-break/>Tools map</text:h>
      <text:p text:style-name="P13">The tools are settled in « layers »</text:p>
      <text:list xml:id="list3031094432" text:style-name="L6">
        <text:list-item>
          <text:p text:style-name="P14"><text:span text:style-name="T8">the first layer contains the meta-model and the library itself</text:span></text:p>
        </text:list-item>
        <text:list-item>
          <text:p text:style-name="P15"><text:span text:style-name="T8">the second layer contains an implementation of a subset of OCL (Object Constraint Language) and an implementation of a subset of Alf (Action Language for Fundamental UML) as well as an adapter to UEL (JSR 341)</text:span></text:p>
        </text:list-item>
      </text:list>
      <text:p text:style-name="P16"/>
      <text:h text:style-name="P22" text:outline-level="3">Flexibility</text:h>
      <text:p text:style-name="P8">Among the architectural features <text:span text:style-name="T5">which</text:span> provide flexibility we can highlight :</text:p>
      <text:list xml:id="list2414144189" text:style-name="L2">
        <text:list-item>
          <text:p text:style-name="P9">Action registration</text:p>
        </text:list-item>
      </text:list>
      <text:p text:style-name="P8">It is possible to register <text:span text:style-name="T5">a </text:span>new kind of actions <text:span text:style-name="T4">using the « register » action.</text:span></text:p>
      <text:list xml:id="list152006835871127" text:continue-numbering="true" text:style-name="L2">
        <text:list-item>
          <text:p text:style-name="P9">Abstract factory <text:span text:style-name="T7">(in the « util » library)</text:span></text:p>
        </text:list-item>
      </text:list>
      <text:p text:style-name="P8">The « new » operator <text:span text:style-name="T5">is not used in the tools themselves</text:span>. We use abstract factories instead. A dependance injection framework could not provide as much flexibility as abstract factory do.</text:p>
      <text:p text:style-name="P8">Actually, any abstract factory has a « parent » ; <text:span text:style-name="T5">when an abstract factory cannot bind the request to a class, it passes the request to its parent.</text:span></text:p>
      <text:p text:style-name="P11">As a consequence, it is easy to run local factories without disturbing <text:span text:style-name="T6">the </text:span>environment.</text:p>
      <text:p text:style-name="P12">The tools provide a default root factory which can build any object of the default meta-model</text:p>
      <text:list xml:id="list152006495641593" text:continue-numbering="true" text:style-name="L2">
        <text:list-item>
          <text:p text:style-name="P9"><text:span text:style-name="T7">Dynamic</text:span>Visitor <text:span text:style-name="T7">(in the « util » library)</text:span></text:p>
        </text:list-item>
      </text:list>
      <text:p text:style-name="P8">In order to use any external library as « visitable » objects, we use DynamicVisitor <text:s/>subclasses. An instance of such a subclass registers the visiting methods. </text:p>
      <text:p text:style-name="P12">For example it is possible to visit Integer or String instances (which is not possible with a standard visitor implementation)</text:p>
      <text:list xml:id="list152005629307267" text:continue-numbering="true" text:style-name="L2">
        <text:list-item>
          <text:p text:style-name="P10">XMI reading</text:p>
        </text:list-item>
      </text:list>
      <text:p text:style-name="P11">The <text:s/>XmiModelReader class accepts visitors. <text:span text:style-name="T6">After reading an item from the model, it calls all visitors to process that item.</text:span></text:p>
      <text:p text:style-name="P11">Combining these features, it is possible to register an action which locally use custom factories before reading an XMI file. Then, during the reading, custom visitors perform additional actions on the custom objects created by the custom factories.</text:p>
      <text:list xml:id="list152005975047954" text:continue-numbering="true" text:style-name="L2">
        <text:list-item>
          <text:p text:style-name="P10">Dialect</text:p>
        </text:list-item>
      </text:list>
      <text:p text:style-name="P11">The velocity action can use a « dialect » to customize its behaviour. It is nothing but a variable in the velocity context.</text:p>
      <text:p text:style-name="P11">A JavaScriptDialect class is provided for even more customization.</text:p>
      <text:list xml:id="list152005788319614" text:continue-numbering="true" text:style-name="L2">
        <text:list-item>
          <text:p text:style-name="P18">Predefined templates</text:p>
        </text:list-item>
      </text:list>
      <text:p text:style-name="P19"><text:soft-page-break/>To help new subprojects creation, a bunch of ete modules is provided.</text:p>
      <text:h text:style-name="P24" text:outline-level="3">Other projects</text:h>
      <text:p text:style-name="P17">The tool chain comes with an « archetypes » and a « samples » sub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7-12-26T15:20:05.153696000</dc:date>
    <meta:editing-duration>PT37M18S</meta:editing-duration>
    <meta:editing-cycles>13</meta:editing-cycles>
    <meta:generator>LibreOffice/5.3.6.1$MacOSX_X86_64 LibreOffice_project/686f202eff87ef707079aeb7f485847613344eb7</meta:generator>
    <meta:document-statistic meta:table-count="0" meta:image-count="0" meta:object-count="0" meta:page-count="3" meta:paragraph-count="48" meta:word-count="645" meta:character-count="3675" meta:non-whitespace-character-count="3095"/>
  </office:meta>
</office:document-meta>
</file>